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3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Q1</text:p>
          </table:table-cell>
          <table:table-cell office:value-type="string" calcext:value-type="string">
            <text:p>Rent_Price_m2</text:p>
          </table:table-cell>
        </table:table-row>
        <table:table-row table:style-name="ro1">
          <table:table-cell office:value-type="date" office:date-value="2012-03-31" calcext:value-type="date">
            <text:p>03/31/12</text:p>
          </table:table-cell>
          <table:table-cell table:formula="of:=[.A2]" office:value-type="date" office:date-value="2012-03-31" calcext:value-type="date">
            <text:p>1st quarter 2012</text:p>
          </table:table-cell>
          <table:table-cell office:value-type="float" office:value="6.65" calcext:value-type="float">
            <text:p>6.65</text:p>
          </table:table-cell>
        </table:table-row>
        <table:table-row table:style-name="ro1">
          <table:table-cell table:formula="of:=EDATE([.A2]; 3)" office:value-type="date" office:date-value="2012-06-30" calcext:value-type="date">
            <text:p>06/30/12</text:p>
          </table:table-cell>
          <table:table-cell table:formula="of:=[.A3]" office:value-type="date" office:date-value="2012-06-30" calcext:value-type="date">
            <text:p>2nd quarter 2012</text:p>
          </table:table-cell>
          <table:table-cell office:value-type="float" office:value="6.86" calcext:value-type="float">
            <text:p>6.86</text:p>
          </table:table-cell>
        </table:table-row>
        <table:table-row table:style-name="ro1">
          <table:table-cell table:formula="of:=EDATE([.A2]; 6)" office:value-type="date" office:date-value="2012-09-30" calcext:value-type="date">
            <text:p>09/30/12</text:p>
          </table:table-cell>
          <table:table-cell table:formula="of:=[.A4]" office:value-type="date" office:date-value="2012-09-30" calcext:value-type="date">
            <text:p>3rd quarter 2012</text:p>
          </table:table-cell>
          <table:table-cell office:value-type="float" office:value="7.01" calcext:value-type="float">
            <text:p>7.01</text:p>
          </table:table-cell>
        </table:table-row>
        <table:table-row table:style-name="ro1">
          <table:table-cell table:formula="of:=EDATE([.A2]; 9)" office:value-type="date" office:date-value="2012-12-31" calcext:value-type="date">
            <text:p>12/31/12</text:p>
          </table:table-cell>
          <table:table-cell table:formula="of:=[.A5]" office:value-type="date" office:date-value="2012-12-31" calcext:value-type="date">
            <text:p>4th quarter 2012</text:p>
          </table:table-cell>
          <table:table-cell office:value-type="float" office:value="7.08" calcext:value-type="float">
            <text:p>7.08</text:p>
          </table:table-cell>
        </table:table-row>
        <table:table-row table:style-name="ro1">
          <table:table-cell table:formula="of:=EDATE([.A3]; 9)" office:value-type="date" office:date-value="2013-03-30" calcext:value-type="date">
            <text:p>03/30/13</text:p>
          </table:table-cell>
          <table:table-cell table:formula="of:=[.A6]" office:value-type="date" office:date-value="2013-03-30" calcext:value-type="date">
            <text:p>1st quarter 2013</text:p>
          </table:table-cell>
          <table:table-cell office:value-type="float" office:value="7.41" calcext:value-type="float">
            <text:p>7.41</text:p>
          </table:table-cell>
        </table:table-row>
        <table:table-row table:style-name="ro1">
          <table:table-cell table:formula="of:=EDATE([.A4]; 9)" office:value-type="date" office:date-value="2013-06-30" calcext:value-type="date">
            <text:p>06/30/13</text:p>
          </table:table-cell>
          <table:table-cell table:formula="of:=[.A7]" office:value-type="date" office:date-value="2013-06-30" calcext:value-type="date">
            <text:p>2nd quarter 2013</text:p>
          </table:table-cell>
          <table:table-cell office:value-type="float" office:value="7.52" calcext:value-type="float">
            <text:p>7.52</text:p>
          </table:table-cell>
        </table:table-row>
        <table:table-row table:style-name="ro1">
          <table:table-cell table:formula="of:=EDATE([.A5]; 9)" office:value-type="date" office:date-value="2013-09-30" calcext:value-type="date">
            <text:p>09/30/13</text:p>
          </table:table-cell>
          <table:table-cell table:formula="of:=[.A8]" office:value-type="date" office:date-value="2013-09-30" calcext:value-type="date">
            <text:p>3rd quarter 2013</text:p>
          </table:table-cell>
          <table:table-cell office:value-type="float" office:value="7.62" calcext:value-type="float">
            <text:p>7.62</text:p>
          </table:table-cell>
        </table:table-row>
        <table:table-row table:style-name="ro1">
          <table:table-cell table:formula="of:=EDATE([.A6]; 9)" office:value-type="date" office:date-value="2013-12-30" calcext:value-type="date">
            <text:p>12/30/13</text:p>
          </table:table-cell>
          <table:table-cell table:formula="of:=[.A9]" office:value-type="date" office:date-value="2013-12-30" calcext:value-type="date">
            <text:p>4th quarter 2013</text:p>
          </table:table-cell>
          <table:table-cell office:value-type="float" office:value="7.74" calcext:value-type="float">
            <text:p>7.74</text:p>
          </table:table-cell>
        </table:table-row>
        <table:table-row table:style-name="ro1">
          <table:table-cell table:formula="of:=EDATE([.A7]; 9)" office:value-type="date" office:date-value="2014-03-30" calcext:value-type="date">
            <text:p>03/30/14</text:p>
          </table:table-cell>
          <table:table-cell table:formula="of:=[.A10]" office:value-type="date" office:date-value="2014-03-30" calcext:value-type="date">
            <text:p>1st quarter 2014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table:formula="of:=EDATE([.A8]; 9)" office:value-type="date" office:date-value="2014-06-30" calcext:value-type="date">
            <text:p>06/30/14</text:p>
          </table:table-cell>
          <table:table-cell table:formula="of:=[.A11]" office:value-type="date" office:date-value="2014-06-30" calcext:value-type="date">
            <text:p>2nd quarter 2014</text:p>
          </table:table-cell>
          <table:table-cell office:value-type="float" office:value="7.81" calcext:value-type="float">
            <text:p>7.81</text:p>
          </table:table-cell>
        </table:table-row>
        <table:table-row table:style-name="ro1">
          <table:table-cell table:formula="of:=EDATE([.A9]; 9)" office:value-type="date" office:date-value="2014-09-30" calcext:value-type="date">
            <text:p>09/30/14</text:p>
          </table:table-cell>
          <table:table-cell table:formula="of:=[.A12]" office:value-type="date" office:date-value="2014-09-30" calcext:value-type="date">
            <text:p>3rd quarter 2014</text:p>
          </table:table-cell>
          <table:table-cell office:value-type="float" office:value="7.89" calcext:value-type="float">
            <text:p>7.89</text:p>
          </table:table-cell>
        </table:table-row>
        <table:table-row table:style-name="ro1">
          <table:table-cell table:formula="of:=EDATE([.A10]; 9)" office:value-type="date" office:date-value="2014-12-30" calcext:value-type="date">
            <text:p>12/30/14</text:p>
          </table:table-cell>
          <table:table-cell table:formula="of:=[.A13]" office:value-type="date" office:date-value="2014-12-30" calcext:value-type="date">
            <text:p>4th quarter 2014</text:p>
          </table:table-cell>
          <table:table-cell office:value-type="float" office:value="7.88" calcext:value-type="float">
            <text:p>7.88</text:p>
          </table:table-cell>
        </table:table-row>
        <table:table-row table:style-name="ro1">
          <table:table-cell table:formula="of:=EDATE([.A11]; 9)" office:value-type="date" office:date-value="2015-03-30" calcext:value-type="date">
            <text:p>03/30/15</text:p>
          </table:table-cell>
          <table:table-cell table:formula="of:=[.A14]" office:value-type="date" office:date-value="2015-03-30" calcext:value-type="date">
            <text:p>1st quarter 2015</text:p>
          </table:table-cell>
          <table:table-cell office:value-type="float" office:value="8.19" calcext:value-type="float">
            <text:p>8.19</text:p>
          </table:table-cell>
        </table:table-row>
        <table:table-row table:style-name="ro1">
          <table:table-cell table:formula="of:=EDATE([.A12]; 9)" office:value-type="date" office:date-value="2015-06-30" calcext:value-type="date">
            <text:p>06/30/15</text:p>
          </table:table-cell>
          <table:table-cell table:formula="of:=[.A15]" office:value-type="date" office:date-value="2015-06-30" calcext:value-type="date">
            <text:p>2nd quarter 2015</text:p>
          </table:table-cell>
          <table:table-cell office:value-type="float" office:value="8.18" calcext:value-type="float">
            <text:p>8.18</text:p>
          </table:table-cell>
        </table:table-row>
        <table:table-row table:style-name="ro1">
          <table:table-cell table:formula="of:=EDATE([.A13]; 9)" office:value-type="date" office:date-value="2015-09-30" calcext:value-type="date">
            <text:p>09/30/15</text:p>
          </table:table-cell>
          <table:table-cell table:formula="of:=[.A16]" office:value-type="date" office:date-value="2015-09-30" calcext:value-type="date">
            <text:p>3rd quarter 2015</text:p>
          </table:table-cell>
          <table:table-cell office:value-type="float" office:value="8.09" calcext:value-type="float">
            <text:p>8.09</text:p>
          </table:table-cell>
        </table:table-row>
        <table:table-row table:style-name="ro1">
          <table:table-cell table:formula="of:=EDATE([.A14]; 9)" office:value-type="date" office:date-value="2015-12-30" calcext:value-type="date">
            <text:p>12/30/15</text:p>
          </table:table-cell>
          <table:table-cell table:formula="of:=[.A17]" office:value-type="date" office:date-value="2015-12-30" calcext:value-type="date">
            <text:p>4th quarter 2015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table:formula="of:=EDATE([.A15]; 9)" office:value-type="date" office:date-value="2016-03-30" calcext:value-type="date">
            <text:p>03/30/16</text:p>
          </table:table-cell>
          <table:table-cell table:formula="of:=[.A18]" office:value-type="date" office:date-value="2016-03-30" calcext:value-type="date">
            <text:p>1st quarter 2016</text:p>
          </table:table-cell>
          <table:table-cell office:value-type="float" office:value="8.47" calcext:value-type="float">
            <text:p>8.47</text:p>
          </table:table-cell>
        </table:table-row>
        <table:table-row table:style-name="ro1">
          <table:table-cell table:formula="of:=EDATE([.A16]; 9)" office:value-type="date" office:date-value="2016-06-30" calcext:value-type="date">
            <text:p>06/30/16</text:p>
          </table:table-cell>
          <table:table-cell table:formula="of:=[.A19]" office:value-type="date" office:date-value="2016-06-30" calcext:value-type="date">
            <text:p>2nd quarter 2016</text:p>
          </table:table-cell>
          <table:table-cell office:value-type="float" office:value="8.58" calcext:value-type="float">
            <text:p>8.58</text:p>
          </table:table-cell>
        </table:table-row>
        <table:table-row table:style-name="ro1">
          <table:table-cell table:formula="of:=EDATE([.A17]; 9)" office:value-type="date" office:date-value="2016-09-30" calcext:value-type="date">
            <text:p>09/30/16</text:p>
          </table:table-cell>
          <table:table-cell table:formula="of:=[.A20]" office:value-type="date" office:date-value="2016-09-30" calcext:value-type="date">
            <text:p>3rd quarter 2016</text:p>
          </table:table-cell>
          <table:table-cell office:value-type="float" office:value="8.69" calcext:value-type="float">
            <text:p>8.69</text:p>
          </table:table-cell>
        </table:table-row>
        <table:table-row table:style-name="ro1">
          <table:table-cell table:formula="of:=EDATE([.A18]; 9)" office:value-type="date" office:date-value="2016-12-30" calcext:value-type="date">
            <text:p>12/30/16</text:p>
          </table:table-cell>
          <table:table-cell table:formula="of:=[.A21]" office:value-type="date" office:date-value="2016-12-30" calcext:value-type="date">
            <text:p>4th quarter 2016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table:formula="of:=EDATE([.A19]; 9)" office:value-type="date" office:date-value="2017-03-30" calcext:value-type="date">
            <text:p>03/30/17</text:p>
          </table:table-cell>
          <table:table-cell table:formula="of:=[.A22]" office:value-type="date" office:date-value="2017-03-30" calcext:value-type="date">
            <text:p>1st quarter 2017</text:p>
          </table:table-cell>
          <table:table-cell office:value-type="float" office:value="9.07" calcext:value-type="float">
            <text:p>9.07</text:p>
          </table:table-cell>
        </table:table-row>
        <table:table-row table:style-name="ro1">
          <table:table-cell table:formula="of:=EDATE([.A20]; 9)" office:value-type="date" office:date-value="2017-06-30" calcext:value-type="date">
            <text:p>06/30/17</text:p>
          </table:table-cell>
          <table:table-cell table:formula="of:=[.A23]" office:value-type="date" office:date-value="2017-06-30" calcext:value-type="date">
            <text:p>2nd quarter 2017</text:p>
          </table:table-cell>
          <table:table-cell office:value-type="float" office:value="9.33" calcext:value-type="float">
            <text:p>9.33</text:p>
          </table:table-cell>
        </table:table-row>
        <table:table-row table:style-name="ro1">
          <table:table-cell table:formula="of:=EDATE([.A21]; 9)" office:value-type="date" office:date-value="2017-09-30" calcext:value-type="date">
            <text:p>09/30/17</text:p>
          </table:table-cell>
          <table:table-cell table:formula="of:=[.A24]" office:value-type="date" office:date-value="2017-09-30" calcext:value-type="date">
            <text:p>3rd quarter 2017</text:p>
          </table:table-cell>
          <table:table-cell office:value-type="float" office:value="9.54" calcext:value-type="float">
            <text:p>9.54</text:p>
          </table:table-cell>
        </table:table-row>
        <table:table-row table:style-name="ro1">
          <table:table-cell table:formula="of:=EDATE([.A22]; 9)" office:value-type="date" office:date-value="2017-12-30" calcext:value-type="date">
            <text:p>12/30/17</text:p>
          </table:table-cell>
          <table:table-cell table:formula="of:=[.A25]" office:value-type="date" office:date-value="2017-12-30" calcext:value-type="date">
            <text:p>4th quarter 2017</text:p>
          </table:table-cell>
          <table:table-cell office:value-type="float" office:value="9.59" calcext:value-type="float">
            <text:p>9.59</text:p>
          </table:table-cell>
        </table:table-row>
        <table:table-row table:style-name="ro1">
          <table:table-cell table:formula="of:=EDATE([.A23]; 9)" office:value-type="date" office:date-value="2018-03-30" calcext:value-type="date">
            <text:p>03/30/18</text:p>
          </table:table-cell>
          <table:table-cell table:formula="of:=[.A26]" office:value-type="date" office:date-value="2018-03-30" calcext:value-type="date">
            <text:p>1st quarter 2018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table:formula="of:=EDATE([.A24]; 9)" office:value-type="date" office:date-value="2018-06-30" calcext:value-type="date">
            <text:p>06/30/18</text:p>
          </table:table-cell>
          <table:table-cell table:formula="of:=[.A27]" office:value-type="date" office:date-value="2018-06-30" calcext:value-type="date">
            <text:p>2nd quarter 2018</text:p>
          </table:table-cell>
          <table:table-cell office:value-type="float" office:value="9.93" calcext:value-type="float">
            <text:p>9.93</text:p>
          </table:table-cell>
        </table:table-row>
        <table:table-row table:style-name="ro1">
          <table:table-cell table:formula="of:=EDATE([.A25]; 9)" office:value-type="date" office:date-value="2018-09-30" calcext:value-type="date">
            <text:p>09/30/18</text:p>
          </table:table-cell>
          <table:table-cell table:formula="of:=[.A28]" office:value-type="date" office:date-value="2018-09-30" calcext:value-type="date">
            <text:p>3rd quarter 2018</text:p>
          </table:table-cell>
          <table:table-cell office:value-type="float" office:value="10.26" calcext:value-type="float">
            <text:p>10.26</text:p>
          </table:table-cell>
        </table:table-row>
        <table:table-row table:style-name="ro1">
          <table:table-cell table:formula="of:=EDATE([.A26]; 9)" office:value-type="date" office:date-value="2018-12-30" calcext:value-type="date">
            <text:p>12/30/18</text:p>
          </table:table-cell>
          <table:table-cell table:formula="of:=[.A29]" office:value-type="date" office:date-value="2018-12-30" calcext:value-type="date">
            <text:p>4th quarter 2018</text:p>
          </table:table-cell>
          <table:table-cell office:value-type="float" office:value="10.21" calcext:value-type="float">
            <text:p>10.21</text:p>
          </table:table-cell>
        </table:table-row>
        <table:table-row table:style-name="ro1">
          <table:table-cell table:formula="of:=EDATE([.A27]; 9)" office:value-type="date" office:date-value="2019-03-30" calcext:value-type="date">
            <text:p>03/30/19</text:p>
          </table:table-cell>
          <table:table-cell table:formula="of:=[.A30]" office:value-type="date" office:date-value="2019-03-30" calcext:value-type="date">
            <text:p>1st quarter 2019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table:formula="of:=EDATE([.A28]; 9)" office:value-type="date" office:date-value="2019-06-30" calcext:value-type="date">
            <text:p>06/30/19</text:p>
          </table:table-cell>
          <table:table-cell table:formula="of:=[.A31]" office:value-type="date" office:date-value="2019-06-30" calcext:value-type="date">
            <text:p>2nd quarter 2019</text:p>
          </table:table-cell>
          <table:table-cell office:value-type="float" office:value="10.06" calcext:value-type="float">
            <text:p>10.06</text:p>
          </table:table-cell>
        </table:table-row>
        <table:table-row table:style-name="ro1">
          <table:table-cell table:formula="of:=EDATE([.A29]; 9)" office:value-type="date" office:date-value="2019-09-30" calcext:value-type="date">
            <text:p>09/30/19</text:p>
          </table:table-cell>
          <table:table-cell table:formula="of:=[.A32]" office:value-type="date" office:date-value="2019-09-30" calcext:value-type="date">
            <text:p>3rd quarter 2019</text:p>
          </table:table-cell>
          <table:table-cell office:value-type="float" office:value="9.88" calcext:value-type="float">
            <text:p>9.88</text:p>
          </table:table-cell>
        </table:table-row>
        <table:table-row table:style-name="ro1">
          <table:table-cell table:formula="of:=EDATE([.A30]; 9)" office:value-type="date" office:date-value="2019-12-30" calcext:value-type="date">
            <text:p>12/30/19</text:p>
          </table:table-cell>
          <table:table-cell table:formula="of:=[.A33]" office:value-type="date" office:date-value="2019-12-30" calcext:value-type="date">
            <text:p>4th quarter 2019</text:p>
          </table:table-cell>
          <table:table-cell office:value-type="float" office:value="10.05" calcext:value-type="float">
            <text:p>10.05</text:p>
          </table:table-cell>
        </table:table-row>
        <table:table-row table:style-name="ro1">
          <table:table-cell table:formula="of:=EDATE([.A31]; 9)" office:value-type="date" office:date-value="2020-03-30" calcext:value-type="date">
            <text:p>03/30/20</text:p>
          </table:table-cell>
          <table:table-cell table:formula="of:=[.A34]" office:value-type="date" office:date-value="2020-03-30" calcext:value-type="date">
            <text:p>1st quarter 2020</text:p>
          </table:table-cell>
          <table:table-cell office:value-type="float" office:value="9.99" calcext:value-type="float">
            <text:p>9.99</text:p>
          </table:table-cell>
        </table:table-row>
        <table:table-row table:style-name="ro1">
          <table:table-cell table:formula="of:=EDATE([.A32]; 9)" office:value-type="date" office:date-value="2020-06-30" calcext:value-type="date">
            <text:p>06/30/20</text:p>
          </table:table-cell>
          <table:table-cell table:formula="of:=[.A35]" office:value-type="date" office:date-value="2020-06-30" calcext:value-type="date">
            <text:p>2nd quarter 2020</text:p>
          </table:table-cell>
          <table:table-cell office:value-type="float" office:value="10.07" calcext:value-type="float">
            <text:p>10.07</text:p>
          </table:table-cell>
        </table:table-row>
        <table:table-row table:style-name="ro1">
          <table:table-cell table:formula="of:=EDATE([.A33]; 9)" office:value-type="date" office:date-value="2020-09-30" calcext:value-type="date">
            <text:p>09/30/20</text:p>
          </table:table-cell>
          <table:table-cell table:formula="of:=[.A36]" office:value-type="date" office:date-value="2020-09-30" calcext:value-type="date">
            <text:p>3rd quarter 2020</text:p>
          </table:table-cell>
          <table:table-cell office:value-type="float" office:value="10.12" calcext:value-type="float">
            <text:p>10.12</text:p>
          </table:table-cell>
        </table:table-row>
        <table:table-row table:style-name="ro1">
          <table:table-cell table:formula="of:=EDATE([.A34]; 9)" office:value-type="date" office:date-value="2020-12-30" calcext:value-type="date">
            <text:p>12/30/20</text:p>
          </table:table-cell>
          <table:table-cell table:formula="of:=[.A37]" office:value-type="date" office:date-value="2020-12-30" calcext:value-type="date">
            <text:p>4th quarter 2020</text:p>
          </table:table-cell>
          <table:table-cell office:value-type="float" office:value="10.15" calcext:value-type="float">
            <text:p>10.15</text:p>
          </table:table-cell>
        </table:table-row>
        <table:table-row table:style-name="ro1">
          <table:table-cell table:formula="of:=EDATE([.A35]; 9)" office:value-type="date" office:date-value="2021-03-30" calcext:value-type="date">
            <text:p>03/30/21</text:p>
          </table:table-cell>
          <table:table-cell table:formula="of:=[.A38]" office:value-type="date" office:date-value="2021-03-30" calcext:value-type="date">
            <text:p>1st quarter 2021</text:p>
          </table:table-cell>
          <table:table-cell office:value-type="float" office:value="9.95" calcext:value-type="float">
            <text:p>9.95</text:p>
          </table:table-cell>
        </table:table-row>
        <table:table-row table:style-name="ro1">
          <table:table-cell table:formula="of:=EDATE([.A36]; 9)" office:value-type="date" office:date-value="2021-06-30" calcext:value-type="date">
            <text:p>06/30/21</text:p>
          </table:table-cell>
          <table:table-cell table:formula="of:=[.A39]" office:value-type="date" office:date-value="2021-06-30" calcext:value-type="date">
            <text:p>2nd quarter 2021</text:p>
          </table:table-cell>
          <table:table-cell office:value-type="float" office:value="10.19" calcext:value-type="float">
            <text:p>10.19</text:p>
          </table:table-cell>
        </table:table-row>
        <table:table-row table:style-name="ro1">
          <table:table-cell table:formula="of:=EDATE([.A37]; 9)" office:value-type="date" office:date-value="2021-09-30" calcext:value-type="date">
            <text:p>09/30/21</text:p>
          </table:table-cell>
          <table:table-cell table:formula="of:=[.A40]" office:value-type="date" office:date-value="2021-09-30" calcext:value-type="date">
            <text:p>3rd quarter 2021</text:p>
          </table:table-cell>
          <table:table-cell office:value-type="float" office:value="10.24" calcext:value-type="float">
            <text:p>10.24</text:p>
          </table:table-cell>
        </table:table-row>
        <table:table-row table:style-name="ro1">
          <table:table-cell table:formula="of:=EDATE([.A38]; 9)" office:value-type="date" office:date-value="2021-12-30" calcext:value-type="date">
            <text:p>12/30/21</text:p>
          </table:table-cell>
          <table:table-cell table:formula="of:=[.A41]" office:value-type="date" office:date-value="2021-12-30" calcext:value-type="date">
            <text:p>4th quarter 2021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table:formula="of:=EDATE([.A39]; 9)" office:value-type="date" office:date-value="2022-03-30" calcext:value-type="date">
            <text:p>03/30/22</text:p>
          </table:table-cell>
          <table:table-cell table:formula="of:=[.A42]" office:value-type="date" office:date-value="2022-03-30" calcext:value-type="date">
            <text:p>1st quarter 2022</text:p>
          </table:table-cell>
          <table:table-cell office:value-type="float" office:value="10.45" calcext:value-type="float">
            <text:p>10.45</text:p>
          </table:table-cell>
        </table:table-row>
        <table:table-row table:style-name="ro1">
          <table:table-cell table:formula="of:=EDATE([.A40]; 9)" office:value-type="date" office:date-value="2022-06-30" calcext:value-type="date">
            <text:p>06/30/22</text:p>
          </table:table-cell>
          <table:table-cell table:formula="of:=[.A43]" office:value-type="date" office:date-value="2022-06-30" calcext:value-type="date">
            <text:p>2nd quarter 202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table:formula="of:=EDATE([.A41]; 9)" office:value-type="date" office:date-value="2022-09-30" calcext:value-type="date">
            <text:p>09/30/22</text:p>
          </table:table-cell>
          <table:table-cell table:formula="of:=[.A44]" office:value-type="date" office:date-value="2022-09-30" calcext:value-type="date">
            <text:p>3rd quarter 2022</text:p>
          </table:table-cell>
          <table:table-cell office:value-type="float" office:value="11.56" calcext:value-type="float">
            <text:p>11.56</text:p>
          </table:table-cell>
        </table:table-row>
        <table:table-row table:style-name="ro1">
          <table:table-cell table:formula="of:=EDATE([.A42]; 9)" office:value-type="date" office:date-value="2022-12-30" calcext:value-type="date">
            <text:p>12/30/22</text:p>
          </table:table-cell>
          <table:table-cell table:formula="of:=[.A45]" office:value-type="date" office:date-value="2022-12-30" calcext:value-type="date">
            <text:p>4th quarter 2022</text:p>
          </table:table-cell>
          <table:table-cell office:value-type="float" office:value="12.05" calcext:value-type="float">
            <text:p>12.05</text:p>
          </table:table-cell>
        </table:table-row>
        <table:table-row table:style-name="ro1">
          <table:table-cell table:formula="of:=EDATE([.A43]; 9)" office:value-type="date" office:date-value="2023-03-30" calcext:value-type="date">
            <text:p>03/30/23</text:p>
          </table:table-cell>
          <table:table-cell table:formula="of:=[.A46]" office:value-type="date" office:date-value="2023-03-30" calcext:value-type="date">
            <text:p>1st quarter 2023</text:p>
          </table:table-cell>
          <table:table-cell office:value-type="float" office:value="12.92" calcext:value-type="float">
            <text:p>12.92</text:p>
          </table:table-cell>
        </table:table-row>
        <table:table-row table:style-name="ro1">
          <table:table-cell table:formula="of:=EDATE([.A44]; 9)" office:value-type="date" office:date-value="2023-06-30" calcext:value-type="date">
            <text:p>06/30/23</text:p>
          </table:table-cell>
          <table:table-cell table:formula="of:=[.A47]" office:value-type="date" office:date-value="2023-06-30" calcext:value-type="date">
            <text:p>2nd quarter 2023</text:p>
          </table:table-cell>
          <table:table-cell office:value-type="float" office:value="13.23" calcext:value-type="float">
            <text:p>13.23</text:p>
          </table:table-cell>
        </table:table-row>
        <table:table-row table:style-name="ro1">
          <table:table-cell table:formula="of:=EDATE([.A45]; 9)" office:value-type="date" office:date-value="2023-09-30" calcext:value-type="date">
            <text:p>09/30/23</text:p>
          </table:table-cell>
          <table:table-cell table:formula="of:=[.A48]" office:value-type="date" office:date-value="2023-09-30" calcext:value-type="date">
            <text:p>3rd quarter 2023</text:p>
          </table:table-cell>
          <table:table-cell office:value-type="float" office:value="14.11" calcext:value-type="float">
            <text:p>14.11</text:p>
          </table:table-cell>
        </table:table-row>
        <table:table-row table:style-name="ro1">
          <table:table-cell table:formula="of:=EDATE([.A46]; 9)" office:value-type="date" office:date-value="2023-12-30" calcext:value-type="date">
            <text:p>12/30/23</text:p>
          </table:table-cell>
          <table:table-cell table:formula="of:=[.A49]" office:value-type="date" office:date-value="2023-12-30" calcext:value-type="date">
            <text:p>4th quarter 2023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table:formula="of:=EDATE([.A47]; 9)" office:value-type="date" office:date-value="2024-03-30" calcext:value-type="date">
            <text:p>03/30/24</text:p>
          </table:table-cell>
          <table:table-cell table:formula="of:=[.A50]" office:value-type="date" office:date-value="2024-03-30" calcext:value-type="date">
            <text:p>1st quarter 2024</text:p>
          </table:table-cell>
          <table:table-cell office:value-type="float" office:value="14.93" calcext:value-type="float">
            <text:p>14.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quarter number:style="long"/>
      <number:text> </number:text>
      <number:year number:style="long"/>
    </number:date-style>
    <number:date-style style:name="N130">
      <number:day number:style="long"/>
      <number:text>/</number:text>
      <number:month number:style="long"/>
      <number:text>/</number:text>
      <number:year/>
    </number:date-style>
    <number:date-style style:name="N13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21:22:53.232237239</meta:creation-date>
    <dc:date>2024-05-05T22:21:09.536921043</dc:date>
    <meta:editing-duration>PT9M35S</meta:editing-duration>
    <meta:editing-cycles>3</meta:editing-cycles>
    <meta:generator>LibreOffice/24.2.2.2$Linux_X86_64 LibreOffice_project/420$Build-2</meta:generator>
    <meta:document-statistic meta:table-count="1" meta:cell-count="150" meta:object-count="0"/>
  </office:meta>
</office:document-meta>
</file>